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2.2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1913in" svg:height="3.5449in" svg:x="9.3051in" svg:y="0.7846in">
            <draw:object draw:notify-on-update-of-ranges="Sheet1.A2:Sheet1.A19 Sheet1.B1:Sheet1.B1 Sheet1.B2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ap meter val (cm)</text:p>
          </table:table-cell>
          <table:table-cell office:value-type="string" calcext:value-type="string">
            <text:p>Ultrasonic sensor analog value (V)</text:p>
          </table:table-cell>
          <table:table-cell office:value-type="string" calcext:value-type="string">
            <text:p>HR</text:p>
          </table:table-cell>
          <table:table-cell/>
          <table:table-cell office:value-type="string" calcext:value-type="string">
            <text:p>New valu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130" calcext:value-type="float">
            <text:p>130</text:p>
          </table:table-cell>
          <table:table-cell table:formula="of:=(324/(324+181)) *[.B2]" office:value-type="float" office:value="3.07960396039604" calcext:value-type="float">
            <text:p>3.0796039603960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3" calcext:value-type="float">
            <text:p>4.53</text:p>
          </table:table-cell>
          <table:table-cell office:value-type="float" office:value="120" calcext:value-type="float">
            <text:p>120</text:p>
          </table:table-cell>
          <table:table-cell table:formula="of:=(324/(324+181)) *[.B3]" office:value-type="float" office:value="2.90637623762376" calcext:value-type="float">
            <text:p>2.9063762376237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19" calcext:value-type="float">
            <text:p>4.19</text:p>
          </table:table-cell>
          <table:table-cell office:value-type="float" office:value="115" calcext:value-type="float">
            <text:p>115</text:p>
          </table:table-cell>
          <table:table-cell table:formula="of:=(324/(324+181)) *[.B4]" office:value-type="float" office:value="2.68823762376238" calcext:value-type="float">
            <text:p>2.68823762376238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053" calcext:value-type="float">
            <text:p>4.053</text:p>
          </table:table-cell>
          <table:table-cell office:value-type="float" office:value="110" calcext:value-type="float">
            <text:p>110</text:p>
          </table:table-cell>
          <table:table-cell table:formula="of:=(324/(324+181)) *[.B5]" office:value-type="float" office:value="2.60034059405941" calcext:value-type="float">
            <text:p>2.60034059405941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85" calcext:value-type="float">
            <text:p>3.985</text:p>
          </table:table-cell>
          <table:table-cell office:value-type="float" office:value="100" calcext:value-type="float">
            <text:p>100</text:p>
          </table:table-cell>
          <table:table-cell table:formula="of:=(324/(324+181)) *[.B6]" office:value-type="float" office:value="2.55671287128713" calcext:value-type="float">
            <text:p>2.55671287128713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07" calcext:value-type="float">
            <text:p>3.707</text:p>
          </table:table-cell>
          <table:table-cell office:value-type="float" office:value="95" calcext:value-type="float">
            <text:p>95</text:p>
          </table:table-cell>
          <table:table-cell table:formula="of:=(324/(324+181)) *[.B7]" office:value-type="float" office:value="2.37835247524752" calcext:value-type="float">
            <text:p>2.37835247524752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369" calcext:value-type="float">
            <text:p>3.369</text:p>
          </table:table-cell>
          <table:table-cell office:value-type="float" office:value="90" calcext:value-type="float">
            <text:p>90</text:p>
          </table:table-cell>
          <table:table-cell table:formula="of:=(324/(324+181)) *[.B8]" office:value-type="float" office:value="2.16149702970297" calcext:value-type="float">
            <text:p>2.16149702970297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14" calcext:value-type="float">
            <text:p>3.14</text:p>
          </table:table-cell>
          <table:table-cell office:value-type="float" office:value="85" calcext:value-type="float">
            <text:p>85</text:p>
          </table:table-cell>
          <table:table-cell table:formula="of:=(324/(324+181)) *[.B9]" office:value-type="float" office:value="2.01457425742574" calcext:value-type="float">
            <text:p>2.01457425742574</text:p>
          </table:table-cell>
          <table:table-cell office:value-type="float" office:value="1.924" calcext:value-type="float">
            <text:p>1.9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918" calcext:value-type="float">
            <text:p>2.918</text:p>
          </table:table-cell>
          <table:table-cell office:value-type="float" office:value="80" calcext:value-type="float">
            <text:p>80</text:p>
          </table:table-cell>
          <table:table-cell table:formula="of:=(324/(324+181)) *[.B10]" office:value-type="float" office:value="1.87214257425743" calcext:value-type="float">
            <text:p>1.87214257425743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34" calcext:value-type="float">
            <text:p>2.634</text:p>
          </table:table-cell>
          <table:table-cell office:value-type="float" office:value="75" calcext:value-type="float">
            <text:p>75</text:p>
          </table:table-cell>
          <table:table-cell table:formula="of:=(324/(324+181)) *[.B11]" office:value-type="float" office:value="1.68993267326733" calcext:value-type="float">
            <text:p>1.68993267326733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517" calcext:value-type="float">
            <text:p>2.517</text:p>
          </table:table-cell>
          <table:table-cell office:value-type="float" office:value="74" calcext:value-type="float">
            <text:p>74</text:p>
          </table:table-cell>
          <table:table-cell table:formula="of:=(324/(324+181)) *[.B12]" office:value-type="float" office:value="1.61486732673267" calcext:value-type="float">
            <text:p>1.61486732673267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23" calcext:value-type="float">
            <text:p>2.23</text:p>
          </table:table-cell>
          <table:table-cell office:value-type="float" office:value="70" calcext:value-type="float">
            <text:p>70</text:p>
          </table:table-cell>
          <table:table-cell table:formula="of:=(324/(324+181)) *[.B13]" office:value-type="float" office:value="1.43073267326733" calcext:value-type="float">
            <text:p>1.43073267326733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98" calcext:value-type="float">
            <text:p>1.98</text:p>
          </table:table-cell>
          <table:table-cell office:value-type="float" office:value="65" calcext:value-type="float">
            <text:p>65</text:p>
          </table:table-cell>
          <table:table-cell table:formula="of:=(324/(324+181)) *[.B14]" office:value-type="float" office:value="1.27033663366337" calcext:value-type="float">
            <text:p>1.2703366336633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751" calcext:value-type="float">
            <text:p>1.751</text:p>
          </table:table-cell>
          <table:table-cell office:value-type="float" office:value="60" calcext:value-type="float">
            <text:p>60</text:p>
          </table:table-cell>
          <table:table-cell table:formula="of:=(324/(324+181)) *[.B15]" office:value-type="float" office:value="1.12341386138614" calcext:value-type="float">
            <text:p>1.1234138613861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1" calcext:value-type="float">
            <text:p>1.61</text:p>
          </table:table-cell>
          <table:table-cell office:value-type="float" office:value="55" calcext:value-type="float">
            <text:p>55</text:p>
          </table:table-cell>
          <table:table-cell table:formula="of:=(324/(324+181)) *[.B16]" office:value-type="float" office:value="1.03295049504951" calcext:value-type="float">
            <text:p>1.0329504950495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06" calcext:value-type="float">
            <text:p>1.606</text:p>
          </table:table-cell>
          <table:table-cell office:value-type="float" office:value="50" calcext:value-type="float">
            <text:p>50</text:p>
          </table:table-cell>
          <table:table-cell table:formula="of:=(324/(324+181)) *[.B17]" office:value-type="float" office:value="1.03038415841584" calcext:value-type="float">
            <text:p>1.03038415841584</text:p>
          </table:table-cell>
          <table:table-cell office:value-type="float" office:value="0.87" calcext:value-type="float">
            <text:p>0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0:34:19.1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7T13:40:33.397000000</meta:creation-date>
    <dc:date>2021-10-08T16:05:59.027000000</dc:date>
    <meta:editing-duration>PT3H10M58S</meta:editing-duration>
    <meta:editing-cycles>2</meta:editing-cycles>
    <meta:generator>LibreOffice/6.3.4.2$Windows_X86_64 LibreOffice_project/60da17e045e08f1793c57c00ba83cdfce946d0aa</meta:generator>
    <meta:document-statistic meta:table-count="1" meta:cell-count="8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25.887cm" svg:height="9.005cm" xlink:href=".." xlink:type="simple" chart:class="chart:line" chart:style-name="ch1">
        <chart:plot-area chart:style-name="ch2" table:cell-range-address="Sheet1.A1:Sheet1.B19" chart:data-source-has-labels="both" svg:x="0.517cm" svg:y="0.18cm" svg:width="24.853cm" svg:height="8.645cm">
          <chartooo:coordinate-region svg:x="0.953cm" svg:y="0.379cm" svg:width="24.417cm" svg:height="7.799cm"/>
          <chart:axis chart:dimension="x" chart:name="primary-x" chart:style-name="ch3" chartooo:axis-type="auto">
            <chartooo:date-scale/>
            <chart:categories table:cell-range-address="Sheet1.A2:Sheet1.A19"/>
          </chart:axis>
          <chart:axis chart:dimension="y" chart:name="primary-y" chart:style-name="ch3"/>
          <chart:series chart:style-name="ch4" chart:values-cell-range-address="Sheet1.B2:Sheet1.B19" chart:label-cell-address="Sheet1.B1:Sheet1.B1" chart:class="chart:line">
            <chart:data-point chart:repeated="18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ltrasonic sensor analog value (V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19</svg:desc>
                </draw:g>
              </table:table-cell>
              <table:table-cell office:value-type="float" office:value="4.8">
                <text:p>4.8</text:p>
                <draw:g>
                  <svg:desc>Sheet1.B2:Sheet1.B1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053">
                <text:p>4.0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985">
                <text:p>3.9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707">
                <text:p>3.7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369">
                <text:p>3.3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.918">
                <text:p>2.9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634">
                <text:p>2.63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.517">
                <text:p>2.5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751">
                <text:p>1.7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